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Feb 25 06:35:52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SAID, ISMAIL &amp; ELIZABETH BELO</text:p>
          </table:table-cell>
          <table:table-cell office:value-type="string" calcext:value-type="string">
            <text:p>787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267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06:36:10.461117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5-02-25T06:36:58.325316028</dc:date>
    <meta:editing-duration>P3DT23H23M58S</meta:editing-duration>
    <meta:editing-cycles>132</meta:editing-cycles>
    <meta:generator>LibreOffice/24.8.4.2$Linux_X86_64 LibreOffice_project/480$Build-2</meta:generator>
    <meta:document-statistic meta:table-count="11" meta:cell-count="1316" meta:object-count="1"/>
  </office:meta>
</office:document-meta>
</file>